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1757408">
          <text:insertion>
            <office:change-info>
              <dc:creator>Abo Iringo</dc:creator>
              <dc:date>2010-02-25T17:52:00</dc:date>
            </office:change-info>
          </text:insertion>
        </text:changed-region>
        <text:changed-region text:id="ct-1418138068">
          <text:deletion>
            <office:change-info>
              <dc:creator>Abo Iringo</dc:creator>
              <dc:date>2010-02-25T17:51:00</dc:date>
            </office:change-info>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1825089993"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text:change-start text:change-id="ct-1421757408"/>the following <text:change-end text:change-id="ct-1421757408"/>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change text:change-id="ct-1418138068"/></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30M40S</meta:editing-duration>
    <meta:editing-cycles>4</meta:editing-cycles>
    <meta:generator>OpenOffice.org/3.1$Linux OpenOffice.org_project/310m19$Build-9420</meta:generator>
    <meta:initial-creator>Abo Iringo</meta:initial-creator>
    <dc:date>2010-02-25T17:52:07</dc:date>
    <dc:creator>Abo Iringo</dc:creator>
    <meta:document-statistic meta:table-count="0" meta:image-count="0" meta:object-count="0" meta:page-count="2" meta:paragraph-count="32" meta:word-count="284" meta:character-count="1787"/>
    <meta:user-defined meta:name="BungeniCountryCode">ke</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